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81cm"/>
    </style:style>
    <style:style style:name="co2" style:family="table-column">
      <style:table-column-properties fo:break-before="auto" style:column-width="3.651cm"/>
    </style:style>
    <style:style style:name="co3" style:family="table-column">
      <style:table-column-properties fo:break-before="auto" style:column-width="3.522cm"/>
    </style:style>
    <style:style style:name="co4" style:family="table-column">
      <style:table-column-properties fo:break-before="auto" style:column-width="8.969cm"/>
    </style:style>
    <style:style style:name="co5" style:family="table-column">
      <style:table-column-properties fo:break-before="auto" style:column-width="8.943cm"/>
    </style:style>
    <style:style style:name="co6" style:family="table-column">
      <style:table-column-properties fo:break-before="auto" style:column-width="2.258cm"/>
    </style:style>
    <style:style style:name="co7" style:family="table-column">
      <style:table-column-properties fo:break-before="auto" style:column-width="8.502cm"/>
    </style:style>
    <style:style style:name="co8" style:family="table-column">
      <style:table-column-properties fo:break-before="auto" style:column-width="3.941cm"/>
    </style:style>
    <style:style style:name="ro1" style:family="table-row">
      <style:table-row-properties style:row-height="1.289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1.023cm" fo:break-before="auto" style:use-optimal-row-height="false"/>
    </style:style>
    <style:style style:name="ro5" style:family="table-row">
      <style:table-row-properties style:row-height="0.818cm" fo:break-before="auto" style:use-optimal-row-height="false"/>
    </style:style>
    <style:style style:name="ro6" style:family="table-row">
      <style:table-row-properties style:row-height="0.965cm" fo:break-before="auto" style:use-optimal-row-height="false"/>
    </style:style>
    <style:style style:name="ro7" style:family="table-row">
      <style:table-row-properties style:row-height="1.685cm" fo:break-before="auto" style:use-optimal-row-height="true"/>
    </style:style>
    <style:style style:name="ro8" style:family="table-row">
      <style:table-row-properties style:row-height="1.192cm" fo:break-before="auto" style:use-optimal-row-height="false"/>
    </style:style>
    <style:style style:name="ro9" style:family="table-row">
      <style:table-row-properties style:row-height="1.087cm" fo:break-before="auto" style:use-optimal-row-height="false"/>
    </style:style>
    <style:style style:name="ro10" style:family="table-row">
      <style:table-row-properties style:row-height="1.236cm" fo:break-before="auto" style:use-optimal-row-height="true"/>
    </style:style>
    <style:style style:name="ro11" style:family="table-row">
      <style:table-row-properties style:row-height="1.228cm" fo:break-before="auto" style:use-optimal-row-height="false"/>
    </style:style>
    <style:style style:name="ro12" style:family="table-row">
      <style:table-row-properties style:row-height="0.841cm" fo:break-before="auto" style:use-optimal-row-height="true"/>
    </style:style>
    <style:style style:name="ro13" style:family="table-row">
      <style:table-row-properties style:row-height="1.053cm" fo:break-before="auto" style:use-optimal-row-height="false"/>
    </style:style>
    <style:style style:name="ro14" style:family="table-row">
      <style:table-row-properties style:row-height="1.018cm" fo:break-before="auto" style:use-optimal-row-height="false"/>
    </style:style>
    <style:style style:name="ro15" style:family="table-row">
      <style:table-row-properties style:row-height="1.298cm" fo:break-before="auto" style:use-optimal-row-height="false"/>
    </style:style>
    <style:style style:name="ro16" style:family="table-row">
      <style:table-row-properties style:row-height="1.122cm" fo:break-before="auto" style:use-optimal-row-height="false"/>
    </style:style>
    <style:style style:name="ro17" style:family="table-row">
      <style:table-row-properties style:row-height="1.508cm" fo:break-before="auto" style:use-optimal-row-height="false"/>
    </style:style>
    <style:style style:name="ro18" style:family="table-row">
      <style:table-row-properties style:row-height="1.543cm" fo:break-before="auto" style:use-optimal-row-height="false"/>
    </style:style>
    <style:style style:name="ro19" style:family="table-row">
      <style:table-row-properties style:row-height="1.157cm" fo:break-before="auto" style:use-optimal-row-height="false"/>
    </style:style>
    <style:style style:name="ro20" style:family="table-row">
      <style:table-row-properties style:row-height="0.982cm" fo:break-before="auto" style:use-optimal-row-height="false"/>
    </style:style>
    <style:style style:name="ro21" style:family="table-row">
      <style:table-row-properties style:row-height="0.877cm" fo:break-before="auto" style:use-optimal-row-height="false"/>
    </style:style>
    <style:style style:name="ro22" style:family="table-row">
      <style:table-row-properties style:row-height="0.806cm" fo:break-before="auto" style:use-optimal-row-height="false"/>
    </style:style>
    <style:style style:name="ro23" style:family="table-row">
      <style:table-row-properties style:row-height="1.263cm" fo:break-before="auto" style:use-optimal-row-height="false"/>
    </style:style>
    <style:style style:name="ro24" style:family="table-row">
      <style:table-row-properties style:row-height="2.08cm" fo:break-before="auto" style:use-optimal-row-height="true"/>
    </style:style>
    <style:style style:name="ro25" style:family="table-row">
      <style:table-row-properties style:row-height="0.877cm" fo:break-before="auto" style:use-optimal-row-height="true"/>
    </style:style>
    <style:style style:name="ro2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9" style:family="table-cell" style:parent-style-name="Default">
      <style:table-cell-properties style:glyph-orientation-vertical="0" fo:background-color="#5983b0" style:diagonal-bl-tr="none" style:diagonal-tl-br="none" style:text-align-source="fix" style:repeat-content="false" fo:wrap-option="wrap" fo:border="0.06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text-align-source="fix" style:repeat-content="false" fo:border="0.74pt solid #000000" style:vertical-align="top"/>
      <style:paragraph-properties fo:text-align="center" fo:margin-left="0cm"/>
    </style:style>
    <style:style style:name="ce61" style:family="table-cell" style:parent-style-name="Default">
      <style:table-cell-properties style:text-align-source="fix" style:repeat-content="false" style:vertical-align="top"/>
      <style:paragraph-properties fo:text-align="center" fo:margin-left="0cm"/>
    </style:style>
    <style:style style:name="ce76" style:family="table-cell" style:parent-style-name="Default">
      <style:table-cell-properties style:glyph-orientation-vertical="0" fo:background-color="#5983b0"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cm"/>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Arial" style:font-name-complex="Arial"/>
    </style:style>
    <style:style style:name="ce7" style:family="table-cell" style:parent-style-name="Default">
      <style:table-cell-properties style:text-align-source="fix" style:repeat-content="false" fo:border="0.74pt solid #000000" style:vertical-align="middle"/>
      <style:paragraph-properties fo:text-align="center" fo:margin-left="0cm"/>
      <style:text-properties style:font-name="Arial" style:font-name-complex="Arial"/>
    </style:style>
    <style:style style:name="ce8" style:family="table-cell" style:parent-style-name="Default">
      <style:table-cell-properties style:text-align-source="fix" style:repeat-content="false" style:vertical-align="middle"/>
      <style:paragraph-properties fo:text-align="center" fo:margin-left="0cm"/>
    </style:style>
    <style:style style:name="ce64" style:family="table-cell" style:parent-style-name="Default">
      <style:table-cell-properties style:text-align-source="fix" style:repeat-content="false" fo:wrap-option="wrap" fo:border="0.74pt solid #000000" style:vertical-align="top"/>
      <style:paragraph-properties fo:text-align="start" fo:margin-left="0cm"/>
      <style:text-properties style:font-name="Arial" style:font-name-complex="Arial"/>
    </style:style>
    <style:style style:name="ce65" style:family="table-cell" style:parent-style-name="Default">
      <style:table-cell-properties style:text-align-source="fix" style:repeat-content="false" fo:wrap-option="wrap" fo:border="0.74pt solid #000000" style:vertical-align="top"/>
      <style:paragraph-properties fo:text-align="start" fo:margin-left="0cm"/>
      <style:text-properties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glyph-orientation-vertical="0"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69" style:family="table-cell" style:parent-style-name="Default">
      <style:table-cell-properties style:text-align-source="fix" style:repeat-content="false" fo:wrap-option="wrap" style:vertical-align="top"/>
      <style:paragraph-properties fo:text-align="start" fo:margin-left="0cm"/>
    </style:style>
    <style:style style:name="ce70" style:family="table-cell" style:parent-style-name="Default">
      <style:table-cell-properties style:glyph-orientation-vertical="0" fo:background-color="#5983b0" style:diagonal-bl-tr="none" style:diagonal-tl-br="none" style:text-align-source="fix" style:repeat-content="false" fo:wrap-option="no-wrap" fo:border="0.06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style:text-align-source="fix" style:repeat-content="false" fo:wrap-option="no-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72" style:family="table-cell" style:parent-style-name="Default">
      <style:table-cell-properties style:glyph-orientation-vertical="0" style:text-align-source="fix" style:repeat-content="false" fo:wrap-option="no-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wrap-option="no-wrap" fo:border="0.74pt solid #000000" style:vertical-align="top"/>
    </style:style>
    <style:style style:name="ce7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no-wrap" style:vertical-align="top"/>
    </style:style>
    <style:style style:name="ce77" style:family="table-cell" style:parent-style-name="Default">
      <style:table-cell-properties fo:border="0.74pt solid #000000"/>
    </style:style>
    <style:style style:name="ce80" style:family="table-cell" style:parent-style-name="Default">
      <style:table-cell-properties style:glyph-orientation-vertical="0"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fo:wrap-option="wrap" fo:border="0.74pt solid #000000" style:vertical-align="top"/>
    </style:style>
    <style:style style:name="ce82" style:family="table-cell" style:parent-style-name="Default">
      <style:table-cell-properties style:glyph-orientation-vertical="0"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font-name="Arial" style:font-name-complex="Arial"/>
    </style:style>
    <style:style style:name="ce8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84" style:family="table-cell" style:parent-style-name="Default">
      <style:table-cell-properties fo:wrap-option="wrap" style:vertical-align="top"/>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28" style:family="table-cell" style:parent-style-name="Default">
      <style:table-cell-properties style:text-align-source="fix" style:repeat-content="false" fo:wrap-option="wrap" style:vertical-align="middle"/>
      <style:paragraph-properties fo:text-align="center" fo:margin-left="0cm"/>
    </style:style>
    <style:style style:name="ce87" style:family="table-cell" style:parent-style-name="Default">
      <style:table-cell-properties style:glyph-orientation-vertical="0" fo:background-color="#5983b0"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fo:border="0.74pt solid #000000" style:vertical-align="middle"/>
    </style:style>
    <style:style style:name="ce79" style:family="table-cell" style:parent-style-name="Default">
      <style:table-cell-properties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Arial2"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1"/>
        <table:table-column table:style-name="co2" table:default-cell-style-name="ce61"/>
        <table:table-column table:style-name="co3" table:default-cell-style-name="ce8"/>
        <table:table-column table:style-name="co4" table:default-cell-style-name="ce69"/>
        <table:table-column table:style-name="co5" table:default-cell-style-name="ce75"/>
        <table:table-column table:style-name="co6" table:number-columns-repeated="2" table:default-cell-style-name="Default"/>
        <table:table-column table:style-name="co6" table:default-cell-style-name="ce8"/>
        <table:table-column table:style-name="co7" table:default-cell-style-name="ce84"/>
        <table:table-column table:style-name="co8" table:default-cell-style-name="ce28"/>
        <table:table-column table:style-name="co6" table:default-cell-style-name="ce28"/>
        <table:table-column table:style-name="co6" table:default-cell-style-name="ce8"/>
        <table:table-column table:style-name="co6" table:number-columns-repeated="6" table:default-cell-style-name="Default"/>
        <table:table-column table:style-name="co6" table:number-columns-repeated="2" table:default-cell-style-name="ce79"/>
        <table:table-row table:style-name="ro1">
          <table:table-cell table:style-name="ce59" office:value-type="string" calcext:value-type="string">
            <text:p>SR. No</text:p>
          </table:table-cell>
          <table:table-cell table:style-name="ce59" office:value-type="string" calcext:value-type="string">
            <text:p>Module</text:p>
          </table:table-cell>
          <table:table-cell table:style-name="ce76" office:value-type="string" calcext:value-type="string">
            <text:p>Sub-Module</text:p>
          </table:table-cell>
          <table:table-cell table:style-name="ce59" office:value-type="string" calcext:value-type="string">
            <text:p>Test Cases/ Test Jobs</text:p>
          </table:table-cell>
          <table:table-cell table:style-name="ce70" office:value-type="string" calcext:value-type="string">
            <text:p>Test Steps</text:p>
          </table:table-cell>
          <table:table-cell table:style-name="ce76" office:value-type="string" calcext:value-type="string">
            <text:p>Planned No of days</text:p>
          </table:table-cell>
          <table:table-cell table:style-name="ce76" office:value-type="string" calcext:value-type="string">
            <text:p>Revised. No of Days</text:p>
          </table:table-cell>
          <table:table-cell table:style-name="ce76" office:value-type="string" calcext:value-type="string">
            <text:p>Original Dates</text:p>
          </table:table-cell>
          <table:table-cell table:style-name="ce59" office:value-type="string" calcext:value-type="string">
            <text:p>Expected Results</text:p>
          </table:table-cell>
          <table:table-cell table:style-name="ce76" office:value-type="string" calcext:value-type="string">
            <text:p>Actual Results</text:p>
          </table:table-cell>
          <table:table-cell table:style-name="ce76" office:value-type="string" calcext:value-type="string">
            <text:p>Pass / Fail</text:p>
          </table:table-cell>
          <table:table-cell table:style-name="ce76" office:value-type="string" calcext:value-type="string">
            <text:p>Completion Date</text:p>
          </table:table-cell>
          <table:table-cell table:style-name="ce76" office:value-type="string" calcext:value-type="string">
            <text:p>Revised Original Dates</text:p>
          </table:table-cell>
          <table:table-cell table:style-name="ce76" office:value-type="string" calcext:value-type="string">
            <text:p>Revised</text:p>
            <text:p>Completion Date</text:p>
          </table:table-cell>
          <table:table-cell table:style-name="ce76" office:value-type="string" calcext:value-type="string">
            <text:p>Status</text:p>
          </table:table-cell>
          <table:table-cell table:style-name="ce76" office:value-type="string" calcext:value-type="string">
            <text:p>Remarks</text:p>
          </table:table-cell>
          <table:table-cell table:style-name="ce76" office:value-type="string" calcext:value-type="string">
            <text:p>Queries (Filename)</text:p>
          </table:table-cell>
          <table:table-cell table:style-name="ce76" office:value-type="string" calcext:value-type="string">
            <text:p>Done By BSG/IT</text:p>
          </table:table-cell>
          <table:table-cell table:style-name="ce87" office:value-type="string" calcext:value-type="string">
            <text:p>Designed By</text:p>
          </table:table-cell>
          <table:table-cell table:style-name="ce87" office:value-type="string" calcext:value-type="string">
            <text:p>Executed By</text:p>
          </table:table-cell>
        </table:table-row>
        <table:table-row table:style-name="ro2">
          <table:table-cell table:style-name="ce60" office:value-type="float" office:value="1" calcext:value-type="float">
            <text:p>1</text:p>
          </table:table-cell>
          <table:table-cell table:style-name="ce60" office:value-type="string" calcext:value-type="string">
            <text:p>Login</text:p>
          </table:table-cell>
          <table:table-cell table:style-name="ce5" office:value-type="string" calcext:value-type="string">
            <text:p>Login</text:p>
          </table:table-cell>
          <table:table-cell table:style-name="ce64" office:value-type="string" calcext:value-type="string">
            <text:p>To Verify ETB Customer Mobile Number.</text:p>
          </table:table-cell>
          <table:table-cell table:style-name="ce71" office:value-type="string" calcext:value-type="string">
            <text:p>1.Open Dairy Loan URL in Browser. <text:s/>2.Login Home page will open. <text:s/>3.Enter ETB Customer Mobile Number linked to Bank Account Number.</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Mobile Number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2" calcext:value-type="float">
            <text:p>2</text:p>
          </table:table-cell>
          <table:table-cell table:style-name="ce60" office:value-type="string" calcext:value-type="string">
            <text:p>Login</text:p>
          </table:table-cell>
          <table:table-cell table:style-name="ce5" office:value-type="string" calcext:value-type="string">
            <text:p>Login</text:p>
          </table:table-cell>
          <table:table-cell table:style-name="ce65" office:value-type="string" calcext:value-type="string">
            <text:p>To Validate ETB Customer Mobile Number Field.</text:p>
          </table:table-cell>
          <table:table-cell table:style-name="ce71" office:value-type="string" calcext:value-type="string">
            <text:p>1.Open Dairy Loan URL in Browser. <text:s/>2.Login Home page will open. 3.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3" calcext:value-type="float">
            <text:p>3</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Captcha Field should be visible and Clickable</text:p>
          </table:table-cell>
          <table:table-cell table:style-name="ce71" office:value-type="string" calcext:value-type="string">
            <text:p>1.Open Dairy Loan URL in Browser. 2.Login Home page will open. 3.Enter Mobile Number. 4.Captcha field will be displayed.</text:p>
          </table:table-cell>
          <table:table-cell table:style-name="ce77" table:number-columns-repeated="2"/>
          <table:table-cell table:style-name="ce5" office:value-type="string" calcext:value-type="string">
            <text:p>8-01-2024</text:p>
          </table:table-cell>
          <table:table-cell table:style-name="ce66" office:value-type="string" calcext:value-type="string">
            <text:p>Captcha Field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4" calcext:value-type="float">
            <text:p>4</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that ‘Reload’ Captcha button should be visible and Clickable.</text:p>
          </table:table-cell>
          <table:table-cell table:style-name="ce71" office:value-type="string" calcext:value-type="string">
            <text:p>1.Open Dairy Loan URL in Browser. 2.Login Home page will open. 3.Enter Mobile Number. 4.Captcha field will be displayed.5.Enter Invalid Captcha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Reload’ Captcha button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5" calcext:value-type="float">
            <text:p>5</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new captcha should be visible after clicking on ‘Reload’ button</text:p>
          </table:table-cell>
          <table:table-cell table:style-name="ce71" office:value-type="string" calcext:value-type="string">
            <text:p>1.Open Dairy Loan URL in Browser. 2.Login Home page will open. 3.Enter Mobile Number. 4.Captcha field will be displayed.5.Enter Valid Captcha Values. 6.Select Check box‘KCC/Agri” Service7. Scroll Down 8. Click on ‘I Agree’ Button.9.Select Checkbox Banking Products and services.|10.Scroll Down 11.Click on ‘I Agree’ Button 12.Select Checkbox to Accept Terms and Conditions.13. Scroll Down 14. Click on ‘I Agree’ Button </text:p>
          </table:table-cell>
          <table:table-cell table:style-name="ce77" table:number-columns-repeated="2"/>
          <table:table-cell table:style-name="ce5" office:value-type="string" calcext:value-type="string">
            <text:p>8-01-2024</text:p>
          </table:table-cell>
          <table:table-cell table:style-name="ce66" office:value-type="string" calcext:value-type="string">
            <text:p>Reload button should be clickable and new Captcha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6" calcext:value-type="float">
            <text:p>6</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Verify that Invalid captcha should not be accepted</text:p>
          </table:table-cell>
          <table:table-cell table:style-name="ce71" office:value-type="string" calcext:value-type="string">
            <text:p>1.Open Dairy Loan URL in Browser. 2.Login Home page will open. 3.Enter Mobile Number. 4.Captcha field will be displayed. 5.Enter Invalid Captcha Values. 6.Select Check box‘KCC/Agri” Service7. Scroll Down 8. Click on ‘I Agree’ Button.9.Select Checkbox Banking Products and services.|10.Scroll Down 11.Click on ‘I Agree’ Button 12.Select Checkbox to Accept Terms and Conditions.13. Scroll Down 14. Click on ‘I Agree’ Button 15. Click on ‘Receive OTP’</text:p>
          </table:table-cell>
          <table:table-cell table:style-name="ce77" table:number-columns-repeated="2"/>
          <table:table-cell table:style-name="ce5" office:value-type="string" calcext:value-type="string">
            <text:p>8-01-2024</text:p>
          </table:table-cell>
          <table:table-cell table:style-name="ce66" office:value-type="string" calcext:value-type="string">
            <text:p>Invalid captcha should not be accepted and Error Message Should be Shown.</text:p>
            <text:p>“Please enter the captcha”</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4">
          <table:table-cell table:style-name="ce60" office:value-type="float" office:value="7" calcext:value-type="float">
            <text:p>7</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KCC/Agri” Service should be visible and clickable.</text:p>
          </table:table-cell>
          <table:table-cell table:style-name="ce71" office:value-type="string" calcext:value-type="string">
            <text:p>1.Open Dairy Loan URL in Browser. 2.Login Home page will open. 3.Enter Mobile Number. 4.Captcha field will be displayed. 5.Enter Valid Captcha Values. 6.Select Check box‘KCC/Agri” Service</text:p>
          </table:table-cell>
          <table:table-cell table:style-name="ce77" table:number-columns-repeated="2"/>
          <table:table-cell table:style-name="ce5" office:value-type="string" calcext:value-type="string">
            <text:p>8-01-2024</text:p>
          </table:table-cell>
          <table:table-cell table:style-name="ce66" office:value-type="string" calcext:value-type="string">
            <text:p>‘KCC/Agri” Service should be visible and clic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5">
          <table:table-cell table:style-name="ce60" office:value-type="float" office:value="8" calcext:value-type="float">
            <text:p>8</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I Agree’ Button should be disabled.</text:p>
          </table:table-cell>
          <table:table-cell table:style-name="ce71" office:value-type="string" calcext:value-type="string">
            <text:p>1.Open Dairy Loan URL in Browser. 2.Login Home page will open. 3.Enter Mobile Number. 4.Captcha field will be displayed. 5.Enter Valid Captcha Values. 6.Select Check box‘KCC/Agri” Service</text:p>
          </table:table-cell>
          <table:table-cell table:style-name="ce77" table:number-columns-repeated="2"/>
          <table:table-cell table:style-name="ce5" office:value-type="string" calcext:value-type="string">
            <text:p>8-01-2024</text:p>
          </table:table-cell>
          <table:table-cell table:style-name="ce66" office:value-type="string" calcext:value-type="string">
            <text:p>I Agree Button should be Dis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6">
          <table:table-cell table:style-name="ce60" office:value-type="float" office:value="9" calcext:value-type="float">
            <text:p>9</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text:s/>‘I Agree’ Button should be enabled and Clickable.</text:p>
          </table:table-cell>
          <table:table-cell table:style-name="ce71" office:value-type="string" calcext:value-type="string">
            <text:p>1.Open Dairy Loan URL in Browser. 2.Login Home page will open. 3.Enter Mobile Number. 4.Captcha field will be displayed. 5.Enter Valid Captcha Values. 6.Select Check box‘KCC/Agri” Service7. Scroll Down 8. Click on ‘I Agre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I Agree Button should be En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 calcext:value-type="float">
            <text:p>10</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Banking Products and services check box should be visible and clickable</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text:span></text:p>
            <text:p/>
          </table:table-cell>
          <table:table-cell table:style-name="ce77" table:number-columns-repeated="2"/>
          <table:table-cell table:style-name="ce5" office:value-type="string" calcext:value-type="string">
            <text:p>8-01-2024</text:p>
          </table:table-cell>
          <table:table-cell table:style-name="ce66" office:value-type="string" calcext:value-type="string">
            <text:p>Banking Products and services check box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 calcext:value-type="float">
            <text:p>11</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I Agree’ Button should be disabled.</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text:span></text:p>
            <text:p/>
          </table:table-cell>
          <table:table-cell table:style-name="ce77" table:number-columns-repeated="2"/>
          <table:table-cell table:style-name="ce5" office:value-type="string" calcext:value-type="string">
            <text:p>8-01-2024</text:p>
          </table:table-cell>
          <table:table-cell table:style-name="ce80" office:value-type="string" calcext:value-type="string">
            <text:p><text:s/>‘I Agree’ Button should be dis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12" calcext:value-type="float">
            <text:p>12</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text:s/>‘I Agree’ Button should be enabled and Clickable.</text:p>
          </table:table-cell>
          <table:table-cell table:style-name="ce71" office:value-type="string" calcext:value-type="string">
            <text:p><text:span text:style-name="T1">1.Open Dairy Loan URL in Browser.2.Login Home page will open. 3.Enter Mobile Number. 4.Captcha field will be displayed. 5.Enter Valid Captcha Values. 6.Select Check box‘KCC/Agri” Service7. Scroll Down 8. Click on ‘I Agree’ Button.9.Select Checkbox Banking Products and services.|10.Scroll Down. 11.Click on ‘I Agree’ Button </text:span></text:p>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Navigate to Enter OTP Page will be Displayed. With Below details. - 6 Digit OTP Fields. - Resend OTP Button, - 30 Sec Timer, - Submit Button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 calcext:value-type="float">
            <text:p>13</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Terms &amp; Conditions should be visible and clickable</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10.Scroll Down 11.Click on ‘I Agree’ Button 12.</text:span>Select Checkbox to Accept Terms and Conditions.</text:p>
            <text:p/>
          </table:table-cell>
          <table:table-cell table:style-name="ce77" table:number-columns-repeated="2"/>
          <table:table-cell table:style-name="ce5" office:value-type="string" calcext:value-type="string">
            <text:p>8-01-2024</text:p>
          </table:table-cell>
          <table:table-cell table:style-name="ce66" office:value-type="string" calcext:value-type="string">
            <text:p>Terms &amp; Conditions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4" calcext:value-type="float">
            <text:p>14</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I Agree’ Button should be disabled.</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10.Scroll Down 11.Click on ‘I Agree’ Button 12.Select Checkbox to Accept Terms and Conditions.</text:span></text:p>
            <text:p/>
          </table:table-cell>
          <table:table-cell table:style-name="ce77" table:number-columns-repeated="2"/>
          <table:table-cell table:style-name="ce5" office:value-type="string" calcext:value-type="string">
            <text:p>8-01-2024</text:p>
          </table:table-cell>
          <table:table-cell table:style-name="ce66" office:value-type="string" calcext:value-type="string">
            <text:p><text:s/>‘I Agree’ Button should be dis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8">
          <table:table-cell table:style-name="ce60" office:value-type="float" office:value="15" calcext:value-type="float">
            <text:p>15</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text:s/>‘I Agree’ Button should be enabled and Clickable.</text:p>
          </table:table-cell>
          <table:table-cell table:style-name="ce71" office:value-type="string" calcext:value-type="string">
            <text:p>1.Open Dairy Loan URL in Browser. 2.Login Home page will open. 3.Enter Mobile Number. 4.Captcha field will be displayed. 5.Enter Valid Captcha Values. 6.Select Check box‘KCC/Agri” Service7. Scroll Down 8. Click on ‘I Agree’ Button.9.Select Checkbox Banking Products and services.|10.Scroll Down 11.Click on ‘I Agree’ Button 12.Select Checkbox to Accept Terms and Conditions.13. Scroll Down 14. Click on ‘I Agree’ Button </text:p>
          </table:table-cell>
          <table:table-cell table:style-name="ce77" table:number-columns-repeated="2"/>
          <table:table-cell table:style-name="ce5" office:value-type="string" calcext:value-type="string">
            <text:p>8-01-2024</text:p>
          </table:table-cell>
          <table:table-cell table:style-name="ce66" office:value-type="string" calcext:value-type="string">
            <text:p><text:s/>‘I Agree’ Button should be enabled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 calcext:value-type="float">
            <text:p>16</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that ‘Important Links’ hyperlink text should be visible and clickable.</text:p>
          </table:table-cell>
          <table:table-cell table:style-name="ce71" office:value-type="string" calcext:value-type="string">
            <text:p>1.Open Dairy Loan URL in Browser. 2.Login Home page will open. 3. Click on ‘Important Links’ hyperlink text </text:p>
          </table:table-cell>
          <table:table-cell table:style-name="ce77" table:number-columns-repeated="2"/>
          <table:table-cell table:style-name="ce5" office:value-type="string" calcext:value-type="string">
            <text:p>8-01-2024</text:p>
          </table:table-cell>
          <table:table-cell table:style-name="ce66" office:value-type="string" calcext:value-type="string">
            <text:p>‘Important Links’ hyperlink text should be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7" calcext:value-type="float">
            <text:p>17</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Receive OTP Button.</text:p>
          </table:table-cell>
          <table:table-cell table:style-name="ce71" office:value-type="string" calcext:value-type="string">
            <text:p><text:span text:style-name="T1">1.Open Dairy Loan URL in Browser. 2.Login Home page will open. 3.Enter Mobile Number. 4.Captcha field will be displayed. 5.Enter Valid Captcha Values. 6.Select Check box‘KCC/Agri” Service7. Scroll Down 8. Click on ‘I Agree’ Button.9.Select Checkbox Banking Products and services.|10.Scroll Down 11.Click on ‘I Agree’ Button12.Select Checkbox to Accept Terms and Conditions.13. Scroll Down 14. Click on ‘I Agree’ Button </text:span>15.Click on Receive OTP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Receive OTP button should be clickable and user should receive OTP</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8" calcext:value-type="float">
            <text:p>18</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that Receive OTP Button should be Disable if Any field is blank or invalid data is entered. </text:p>
          </table:table-cell>
          <table:table-cell table:style-name="ce71" office:value-type="string" calcext:value-type="string">
            <text:p>1.Open Dairy Loan URL in Browser. 2.Login Home page will open. 3.Enter invalid Values in All fields and Click on Receive OTP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Receive OTP Button should not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19" calcext:value-type="float">
            <text:p>19</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Receive OTP Button.</text:p>
          </table:table-cell>
          <table:table-cell table:style-name="ce71" office:value-type="string" calcext:value-type="string">
            <text:p>1.Open Dairy Loan URL in Browser. 2.Login Home page will open. 3.Enter Valid Values in All fields and Click on Receive OTP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Receive OTP button should be clickable and user should receive OTP</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0">
          <table:table-cell table:style-name="ce60" office:value-type="float" office:value="20" calcext:value-type="float">
            <text:p>20</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Note:Document List.</text:p>
          </table:table-cell>
          <table:table-cell table:style-name="ce72" office:value-type="string" calcext:value-type="string">
            <text:p>1.Open Dairy Loan URL in Browser. 2.Login Home page will open. 3.Enter Valid Values in All fields and Click on Receive OTP button.4.Note:Document List : *HDFC Debit Card &amp; PIN *Land Survey No</text:p>
          </table:table-cell>
          <table:table-cell table:style-name="ce77" table:number-columns-repeated="2"/>
          <table:table-cell table:style-name="ce5" office:value-type="string" calcext:value-type="string">
            <text:p>8-01-2024</text:p>
          </table:table-cell>
          <table:table-cell table:style-name="ce81" office:value-type="string" calcext:value-type="string">
            <text:p>“Keep the following Documents handy”</text:p>
            <text:p><text:span text:style-name="T2">*HDFC Debit Card &amp; PIN</text:span></text:p>
            <text:p><text:span text:style-name="T2">*Land Survey No Should be Visible.</text:spa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21" calcext:value-type="float">
            <text:p>21</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OTP Screen.</text:p>
          </table:table-cell>
          <table:table-cell table:style-name="ce71" office:value-type="string" calcext:value-type="string">
            <text:p>1.Open Dairy Loan URL in Browser. 2.Login Home page will open. 3.Enter Valid Values in All fields and Click on Receive OTP button. 4.Enter OTP Screen will Open.</text:p>
          </table:table-cell>
          <table:table-cell table:style-name="ce77" table:number-columns-repeated="2"/>
          <table:table-cell table:style-name="ce5" office:value-type="string" calcext:value-type="string">
            <text:p>8-01-2024</text:p>
          </table:table-cell>
          <table:table-cell table:style-name="ce81" office:value-type="string" calcext:value-type="string">
            <text:p>OTP screen should be ope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1">
          <table:table-cell table:style-name="ce60" office:value-type="float" office:value="22" calcext:value-type="float">
            <text:p>22</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alidate, OTP Screen.</text:p>
          </table:table-cell>
          <table:table-cell table:style-name="ce71" office:value-type="string" calcext:value-type="string">
            <text:p>1.Open Dairy Loan URL in Browser. 2.Login Home page will open. 3.Enter Valid Values in All fields and Click on Receive OTP button. 4.Enter Invalid OTP Values.</text:p>
          </table:table-cell>
          <table:table-cell table:style-name="ce77" table:number-columns-repeated="2"/>
          <table:table-cell table:style-name="ce5" office:value-type="string" calcext:value-type="string">
            <text:p>8-01-2024</text:p>
          </table:table-cell>
          <table:table-cell table:style-name="ce81" office:value-type="string" calcext:value-type="string">
            <text:p>Invalid OTP should not be accepted and Error message should be show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23" calcext:value-type="float">
            <text:p>23</text:p>
          </table:table-cell>
          <table:table-cell table:style-name="ce60" office:value-type="string" calcext:value-type="string">
            <text:p>Login</text:p>
          </table:table-cell>
          <table:table-cell table:style-name="ce5" office:value-type="string" calcext:value-type="string">
            <text:p>Login</text:p>
          </table:table-cell>
          <table:table-cell table:style-name="ce66" office:value-type="string" calcext:value-type="string">
            <text:p>To Verify, Resend OTP.</text:p>
          </table:table-cell>
          <table:table-cell table:style-name="ce71" office:value-type="string" calcext:value-type="string">
            <text:p>1.Open Dairy Loan URL in Browser. 2.Login Home page will open. 3.Enter Valid Values in All fields and Click on Receive OTP button. 4.Click on Resend OTP.</text:p>
          </table:table-cell>
          <table:table-cell table:style-name="ce77" table:number-columns-repeated="2"/>
          <table:table-cell table:style-name="ce5" office:value-type="string" calcext:value-type="string">
            <text:p>8-01-2024</text:p>
          </table:table-cell>
          <table:table-cell table:style-name="ce81" office:value-type="string" calcext:value-type="string">
            <text:p>Receive OTP button should be clickable and user should be navigate to next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24" calcext:value-type="float">
            <text:p>24</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Pre -approved Cattle Loan Details.</text:p>
          </table:table-cell>
          <table:table-cell table:style-name="ce71" office:value-type="string" calcext:value-type="string">
            <text:p>1.Open Dairy Loan URL in Browser. 2.Login Home page will open. 3.Enter Valid Values in All fields and Click on Receive OTP button. 4.Enter Valid OTP to Login. 5.Linked account list will be displayed.6.Select One Account and Click on Accept Button. 7.Pre -approved Cattle Loan Details will be display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If account is not linked,Pre -approved Cattle Loan Details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1">
          <table:table-cell table:style-name="ce60" office:value-type="float" office:value="25" calcext:value-type="float">
            <text:p>25</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Accept Button.</text:p>
          </table:table-cell>
          <table:table-cell table:style-name="ce71" office:value-type="string" calcext:value-type="string">
            <text:p>1.Open Dairy Loan URL in Browser. 2.Login Home page will open. 3.Enter Valid Values in All fields and Click on Receive OTP button. 4.Enter Valid OTP to Login.5.Linked account list will be displayed.6.Select One Account and Click on Accept Button. 7.Pre -approved Cattle Loan Details will be displayed. 8.Click on Accept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Accept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3">
          <table:table-cell table:style-name="ce60" office:value-type="float" office:value="26" calcext:value-type="float">
            <text:p>26</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I’ll do it later Button</text:p>
          </table:table-cell>
          <table:table-cell table:style-name="ce71" office:value-type="string" calcext:value-type="string">
            <text:p>1.Open Dairy Loan URL in Browser. 2.Login Home page will open. 3.Enter Valid Values in All fields and Click on Receive OTP button. 4.Enter Valid OTP to Login. 5.Linked account list will be displayed.6.Select One Account and Click on Accept Button.7.Pre -approved Cattle Loan Details will be displayed. 8.Click on I ‘ll do it later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I ‘ll do it later” hyperlink text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27" calcext:value-type="float">
            <text:p>27</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if Clicked on Yes</text:p>
          </table:table-cell>
          <table:table-cell table:style-name="ce71" office:value-type="string" calcext:value-type="string">
            <text:p>1.Open Dairy Loan URL in Browser. 2.Login Home page will open. 3.Login with OTP. <text:s text:c="3"/>4.Pre-Approved Loan Details will open. 5.Click on I ‘ll do it later Button. 6.Pop-up will be generated <text:s/>Click on Yes.</text:p>
          </table:table-cell>
          <table:table-cell table:style-name="ce77" table:number-columns-repeated="2"/>
          <table:table-cell table:style-name="ce5" office:value-type="string" calcext:value-type="string">
            <text:p>8-01-2024</text:p>
          </table:table-cell>
          <table:table-cell table:style-name="ce81" office:value-type="string" calcext:value-type="string">
            <text:p>Journey will stop and User will logged ou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4">
          <table:table-cell table:style-name="ce60" office:value-type="float" office:value="28" calcext:value-type="float">
            <text:p>28</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if Clicked on No.</text:p>
          </table:table-cell>
          <table:table-cell table:style-name="ce71" office:value-type="string" calcext:value-type="string">
            <text:p>1.Open Dairy Loan URL in Browser. 2.Login Home page will open. 3.Login with OTP. <text:s text:c="3"/>4.Pre-Approved Loan Details will open. 5.Click on I ‘ll do it later Button. 6.Pop-up will be generated Click on No.</text:p>
          </table:table-cell>
          <table:table-cell table:style-name="ce77" table:number-columns-repeated="2"/>
          <table:table-cell table:style-name="ce5" office:value-type="string" calcext:value-type="string">
            <text:p>8-01-2024</text:p>
          </table:table-cell>
          <table:table-cell table:style-name="ce81" office:value-type="string" calcext:value-type="string">
            <text:p>Pop up will get clos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8">
          <table:table-cell table:style-name="ce60" office:value-type="float" office:value="29" calcext:value-type="float">
            <text:p>29</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Linked Accounts Connected to mobile Number</text:p>
          </table:table-cell>
          <table:table-cell table:style-name="ce71" office:value-type="string" calcext:value-type="string">
            <text:p>1.Open Dairy Loan URL in Browser. 2.Login Home page will open. 3.Enter Valid Values in All fields and Click on Receive OTP button. 4.Enter Valid OTP to Login. 5.Linked account list will be display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Linked Accounts will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4">
          <table:table-cell table:style-name="ce60" office:value-type="float" office:value="30" calcext:value-type="float">
            <text:p>30</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Accept’ Button.</text:p>
          </table:table-cell>
          <table:table-cell table:style-name="ce71" office:value-type="string" calcext:value-type="string">
            <text:p>1.Open Dairy Loan URL in Browser. 2.Login Home page will open. 3.Enter Valid Values in All fields and Click on Receive OTP button. 4.Enter Valid OTP to Login. 5.Linked account list will be displayed.6.Select One Account and Click on Accept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Accept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5">
          <table:table-cell table:style-name="ce60" office:value-type="float" office:value="31" calcext:value-type="float">
            <text:p>31</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Loan Requirement Page</text:p>
          </table:table-cell>
          <table:table-cell table:style-name="ce71" office:value-type="string" calcext:value-type="string">
            <text:p>1.Open Dairy Loan URL in Browser. 2.Login Home page will open. 3.Login with OTP. 4.Pre-Approved Loan Details will open. 5.Click on Accept Button. 6.Loan Requirement Page will Open. </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navigate to loan requirement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32" calcext:value-type="float">
            <text:p>32</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Dairy Society Name</text:p>
          </table:table-cell>
          <table:table-cell table:style-name="ce73" office:value-type="string" calcext:value-type="string">
            <text:p>1.Open Dairy Loan URL in Browser. 2.Login Home page will open. 3.Login with OTP. 4.Pre-Approved Loan Details will open. 5.Click on Accept Button. 6.Loan Requirement Page will Open. 7.Click on Dairy Society Name 8.Harit Pradesh Milk Producer Company Ltd. Should be pre select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Society name should be pre select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1">
          <table:table-cell table:style-name="ce60" office:value-type="float" office:value="33" calcext:value-type="float">
            <text:p>33</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Cattle Required, ‘Type’ field Should Visible and Clickable</text:p>
          </table:table-cell>
          <table:table-cell table:style-name="ce73" office:value-type="string" calcext:value-type="string">
            <text:p>1.Open Dairy Loan URL in Browser. 2.Login Home page will open. 3.Login with OTP. <text:s text:c="3"/>4.Pre-Approved Loan Details will open. 5.Click on Accept Button. 6.Loan Requirement Page will Open. 7.Click on Dairy Society Name8.Select Harit Pradesh Milk Producer Company Ltd.9.Click on Type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Type’ field Should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4">
          <table:table-cell table:style-name="ce60" office:value-type="float" office:value="34" calcext:value-type="float">
            <text:p>34</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Selected cattle should be displayed.</text:p>
          </table:table-cell>
          <table:table-cell table:style-name="ce73" office:value-type="string" calcext:value-type="string">
            <text:p>1.Open Dairy Loan URL in Browser. 2.Login Home page will open. 3.Login with OTP. 4.Pre-Approved Loan Details will open. 5.Click on Accept Button. 6.Loan Requirement Page will Open. 7.Click on Dairy Society Name8.Select Harit Pradesh Milk Producer Company Ltd.9.Click on Type field. 10. Select Type of the Cattle</text:p>
          </table:table-cell>
          <table:table-cell table:style-name="ce77" table:number-columns-repeated="2"/>
          <table:table-cell table:style-name="ce5" office:value-type="string" calcext:value-type="string">
            <text:p>8-01-2024</text:p>
          </table:table-cell>
          <table:table-cell table:style-name="ce81" office:value-type="string" calcext:value-type="string">
            <text:p>Selected cattle should be display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35" calcext:value-type="float">
            <text:p>35</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Cattle Required, ‘Breed’ field Should Visible and Clickable</text:p>
          </table:table-cell>
          <table:table-cell table:style-name="ce73" office:value-type="string" calcext:value-type="string">
            <text:p>1.Open Dairy Loan URL in Browser. 2.Login Home page will open. 3.Login with OTP. <text:s text:c="3"/>4.Pre-Approved Loan Details will open. 5.Click on Accept Button. 6.Loan Requirement Page will Open. 7.Click on Dairy Society Name 8.Select Harit Pradesh Milk Producer Company Ltd.9.Click on Breed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Breed’ field Should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3">
          <table:table-cell table:style-name="ce60" office:value-type="float" office:value="36" calcext:value-type="float">
            <text:p>36</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Selected Breed should be displayed.</text:p>
          </table:table-cell>
          <table:table-cell table:style-name="ce73" office:value-type="string" calcext:value-type="string">
            <text:p>1.Open Dairy Loan URL in Browser. 2.Login Home page will open. 3.Login with OTP. <text:s/>4.Pre-Approved Loan Details will open. 5.Click on Accept Button. 6.Loan Requirement Page will Open. 7.Click on Dairy Society Name8.Select Harit Pradesh Milk Producer Company Ltd.9.Click on Breed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text:s/>Selected Breed should be display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3">
          <table:table-cell table:style-name="ce60" office:value-type="float" office:value="37" calcext:value-type="float">
            <text:p>37</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Cattle Required, ‘Number’ field Should Visible and Clickable</text:p>
          </table:table-cell>
          <table:table-cell table:style-name="ce73" office:value-type="string" calcext:value-type="string">
            <text:p>1.Open Dairy Loan URL in Browser. 2.Login Home page will open. 3.Login with OTP. <text:s text:c="3"/>4.Pre-Approved Loan Details will open. 5.Click on Accept Button. 6.Loan Requirement Page will Open. 7.Click on Dairy Society Name8.Select Harit Pradesh Milk Producer Company Ltd.9.Click on Number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Number’ field Should Visi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38" calcext:value-type="float">
            <text:p>38</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Cattle Required, ‘Number’ field should be editable</text:p>
          </table:table-cell>
          <table:table-cell table:style-name="ce73" office:value-type="string" calcext:value-type="string">
            <text:p>1.Open Dairy Loan URL in Browser. 2.Login Home page will open. 3.Login with OTP. <text:s/>4.Pre-Approved Loan Details will open.5.Click on Accept Button.6.Loan Requirement Page will Open. 7.Click on Dairy Society Name 8.Select Harit Pradesh Milk Producer Company Ltd.9.Click on Number field.10.Enter number in the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Number’ field should be edit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7">
          <table:table-cell table:style-name="ce60" office:value-type="float" office:value="39" calcext:value-type="float">
            <text:p>39</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Plus’ Button should be clickable.</text:p>
          </table:table-cell>
          <table:table-cell table:style-name="ce73" office:value-type="string" calcext:value-type="string">
            <text:p>1.Open Dairy Loan URL in Browser. 2.Login Home page will open. 3.Login with OTP. <text:s text:c="3"/>4.Pre-Approved Loan Details will open. 5.Click on Accept Button. 6.Loan Requirement Page will Open. 7.Click on Dairy Society Name 8.Select Harit Pradesh Milk Producer Company Ltd. 9.Click on ‘Plus’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able to add other types of catt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8">
          <table:table-cell table:style-name="ce60" office:value-type="float" office:value="40" calcext:value-type="float">
            <text:p>40</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Total Cost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8.Total Cost will be display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Total cost of the cattle should be visibl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41" calcext:value-type="float">
            <text:p>41</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 Total Loan Amount Require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 text:c="2"/>8.Total Loan Amount Field.</text:p>
          </table:table-cell>
          <table:table-cell table:style-name="ce77" table:number-columns-repeated="2"/>
          <table:table-cell table:style-name="ce5" office:value-type="string" calcext:value-type="string">
            <text:p>8-01-2024</text:p>
          </table:table-cell>
          <table:table-cell table:style-name="ce81" office:value-type="string" calcext:value-type="string">
            <text:p>Required loan amount field should be editable and user should be able enter loan amou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42" calcext:value-type="float">
            <text:p>42</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 Total Loan Amount Require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8.Enter Invalid Values or Keep field blank.</text:p>
          </table:table-cell>
          <table:table-cell table:style-name="ce77" table:number-columns-repeated="2"/>
          <table:table-cell table:style-name="ce5" office:value-type="string" calcext:value-type="string">
            <text:p>8-01-2024</text:p>
          </table:table-cell>
          <table:table-cell table:style-name="ce81" office:value-type="string" calcext:value-type="string">
            <text:p>Amount which is zero or more than cattle cost will not be accept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9">
          <table:table-cell table:style-name="ce60" office:value-type="float" office:value="43" calcext:value-type="float">
            <text:p>43</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Insurance Company.</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 text:c="2"/>8.Select Insurance Company from list.</text:p>
          </table:table-cell>
          <table:table-cell table:style-name="ce77" table:number-columns-repeated="2"/>
          <table:table-cell table:style-name="ce5" office:value-type="string" calcext:value-type="string">
            <text:p>8-01-2024</text:p>
          </table:table-cell>
          <table:table-cell table:style-name="ce81" office:value-type="string" calcext:value-type="string">
            <text:p>Insurance company name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44" calcext:value-type="float">
            <text:p>44</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Loan Amount+Insurance Amount</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 text:c="2"/>8.Select Insurance Company from list. <text:s/>9.Loan Amount+Insurance Amount will be displayed.</text:p>
          </table:table-cell>
          <table:table-cell table:style-name="ce77" table:number-columns-repeated="2"/>
          <table:table-cell table:style-name="ce5" office:value-type="string" calcext:value-type="string">
            <text:p>8-01-2024</text:p>
          </table:table-cell>
          <table:table-cell table:style-name="ce81" office:value-type="string" calcext:value-type="string">
            <text:p>Insurance amount + Loan Amount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9">
          <table:table-cell table:style-name="ce60" office:value-type="float" office:value="45" calcext:value-type="float">
            <text:p>45</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Bank Use Only Screen</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Field. <text:s text:c="2"/>8.Select Insurance Company from list. <text:s/>9.Loan Amount+Insurance Amount will be displayed.10.Bank Use Only Screen.</text:p>
          </table:table-cell>
          <table:table-cell table:style-name="ce77" table:number-columns-repeated="2"/>
          <table:table-cell table:style-name="ce5" office:value-type="string" calcext:value-type="string">
            <text:p>8-01-2024</text:p>
          </table:table-cell>
          <table:table-cell table:style-name="ce81" office:value-type="string" calcext:value-type="string">
            <text:p>Bank use details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0">
          <table:table-cell table:style-name="ce60" office:value-type="float" office:value="46" calcext:value-type="float">
            <text:p>46</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RM Code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8.In Bank Use Only Screen in RM Code Field Enter Invalid Values or Keep field Blank.</text:p>
          </table:table-cell>
          <table:table-cell table:style-name="ce77" table:number-columns-repeated="2"/>
          <table:table-cell table:style-name="ce5" office:value-type="string" calcext:value-type="string">
            <text:p>8-01-2024</text:p>
          </table:table-cell>
          <table:table-cell table:style-name="ce81" office:value-type="string" calcext:value-type="string">
            <text:p><text:s/>RM Code Field Should be editable and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1">
          <table:table-cell table:style-name="ce60" office:value-type="float" office:value="47" calcext:value-type="float">
            <text:p>47</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LG Code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In Bank Use Only Screen In LG Code 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2">
          <table:table-cell table:style-name="ce60" office:value-type="float" office:value="48" calcext:value-type="float">
            <text:p>48</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LC Code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In Bank Use Only Screen In LC Code 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9">
          <table:table-cell table:style-name="ce60" office:value-type="float" office:value="49" calcext:value-type="float">
            <text:p>49</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Distance from Branch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In Bank Use Only Screen In Distance From Branch 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8">
          <table:table-cell table:style-name="ce60" office:value-type="float" office:value="50" calcext:value-type="float">
            <text:p>50</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Distance from RM Location Field</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In Bank Use Only Screen In Distance From RM Location 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51" calcext:value-type="float">
            <text:p>51</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RO/SO Recommendation Field</text:p>
          </table:table-cell>
          <table:table-cell table:style-name="ce71" office:value-type="string" calcext:value-type="string">
            <text:p>1.Open Dairy Loan URL in Browser. 2.Login Home page will open. 3.Login with OTP. <text:s text:c="3"/>4.Pre-Approved Loan Details will open. 5.Click on Accept Button. 6.Loan Requirement Page will Open. 7.Enter Value in all Fields. <text:s text:c="4"/>8.In Bank Use Only Screen RO/SO Recommendation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RO/SO Recommendation Check Box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6">
          <table:table-cell table:style-name="ce60" office:value-type="float" office:value="52" calcext:value-type="float">
            <text:p>52</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alidate, RO/SO Recommendation Field</text:p>
          </table:table-cell>
          <table:table-cell table:style-name="ce71" office:value-type="string" calcext:value-type="string">
            <text:p>1.Open Dairy Loan URL in Browser. 2.Login Home page will open. 3.Login with OTP. <text:s text:c="3"/>4.Pre-Approved Loan Details will open. 5.Click on Accept Button. 6.Loan Requirement Page will Open. 7.Enter Value in all Fields. <text:s text:c="4"/>8.Keep blank the checkbox. RO/SO Recommendation Field.</text:p>
          </table:table-cell>
          <table:table-cell table:style-name="ce77" table:number-columns-repeated="2"/>
          <table:table-cell table:style-name="ce5"/>
          <table:table-cell table:style-name="ce66" office:value-type="string" calcext:value-type="string">
            <text:p>System allows user to show and use RO/SO Recommendation Check Box should not be unmarked and error message should be show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3">
          <table:table-cell table:style-name="ce60" office:value-type="float" office:value="53" calcext:value-type="float">
            <text:p>53</text:p>
          </table:table-cell>
          <table:table-cell table:style-name="ce60" office:value-type="string" calcext:value-type="string">
            <text:p>LOS</text:p>
          </table:table-cell>
          <table:table-cell table:style-name="ce6" office:value-type="string" calcext:value-type="string">
            <text:p>Loan Requirement Details</text:p>
          </table:table-cell>
          <table:table-cell table:style-name="ce66" office:value-type="string" calcext:value-type="string">
            <text:p>To Verify,Start Loan Application Button</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Enter Values In Bank Use Only Screen 9.Click on Start Loan Applicatio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tart Loan Application Button and Navigate to Personal Information Scree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54" calcext:value-type="float">
            <text:p>54</text:p>
          </table:table-cell>
          <table:table-cell table:style-name="ce60" office:value-type="string" calcext:value-type="string">
            <text:p>LOS</text:p>
          </table:table-cell>
          <table:table-cell table:style-name="ce6" office:value-type="string" calcext:value-type="string">
            <text:p>Personal Information</text:p>
          </table:table-cell>
          <table:table-cell table:style-name="ce66" office:value-type="string" calcext:value-type="string">
            <text:p>To Verify,Personal Information Screen.</text:p>
          </table:table-cell>
          <table:table-cell table:style-name="ce71" office:value-type="string" calcext:value-type="string">
            <text:p>1.Open Dairy Loan URL in Browser. 2.Login Home page will open. 3.Login with OTP. <text:s text:c="3"/>4.Pre-Approved Loan Details will open. <text:s text:c="2"/>5.Click on Accept Button. 6.Loan Requirement Page will Open. 7.Enter Value in all Fields. <text:s text:c="4"/>8.Enter Values In Bank Use Only Screen 9.Click on Start Loan Applicatio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tart Loan Application Button and Navigate to Personal Information Scree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55" calcext:value-type="float">
            <text:p>55</text:p>
          </table:table-cell>
          <table:table-cell table:style-name="ce60" office:value-type="string" calcext:value-type="string">
            <text:p>LOS</text:p>
          </table:table-cell>
          <table:table-cell table:style-name="ce6" office:value-type="string" calcext:value-type="string">
            <text:p>Personal Information</text:p>
          </table:table-cell>
          <table:table-cell table:style-name="ce66" office:value-type="string" calcext:value-type="string">
            <text:p>To Verify,Personal Information Screen.</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ersonal Information Screen with below details. <text:s text:c="7"/>- Account Details, <text:s text:c="7"/>- Location Details, <text:s text:c="8"/>- Additional Detail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56" calcext:value-type="float">
            <text:p>56</text:p>
          </table:table-cell>
          <table:table-cell table:style-name="ce60" office:value-type="string" calcext:value-type="string">
            <text:p>LOS</text:p>
          </table:table-cell>
          <table:table-cell table:style-name="ce6" office:value-type="string" calcext:value-type="string">
            <text:p>Personal Information</text:p>
          </table:table-cell>
          <table:table-cell table:style-name="ce66" office:value-type="string" calcext:value-type="string">
            <text:p>To Verify,Personal Information Screen.</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ersonal Information Screen with below details. <text:s text:c="7"/>- Account Details -Name,DOB,Gender, - A/c Number, - Education, - Branch Code, -Marital Status,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4">
          <table:table-cell table:style-name="ce60" office:value-type="float" office:value="57" calcext:value-type="float">
            <text:p>57</text:p>
          </table:table-cell>
          <table:table-cell table:style-name="ce60" office:value-type="string" calcext:value-type="string">
            <text:p>LOS</text:p>
          </table:table-cell>
          <table:table-cell table:style-name="ce6" office:value-type="string" calcext:value-type="string">
            <text:p>Personal Information</text:p>
          </table:table-cell>
          <table:table-cell table:style-name="ce66" office:value-type="string" calcext:value-type="string">
            <text:p>To Verify,Account Detail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ersonal Information Screen with below details. <text:s text:c="7"/>- Account Details -Name,DOB,Gender, - A/c Number, - Education, - Branch Code, -Marital Status, - Addres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4">
          <table:table-cell table:style-name="ce60" office:value-type="float" office:value="58" calcext:value-type="float">
            <text:p>58</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Location Detail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ersonal Information Screen with below details. <text:s text:c="7"/>- Location Details <text:s text:c="8"/>- District, <text:s text:c="5"/>- Residence, - Type of Residence, <text:s/>- No. Of Years at Address. <text:s text:c="5"/>- Landmark.</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59" calcext:value-type="float">
            <text:p>59</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District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istric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60" calcext:value-type="float">
            <text:p>60</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Tehsil/Taluka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able to select Tehsil/Taluka from the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61" calcext:value-type="float">
            <text:p>61</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Villag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able to enter village name in th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62" calcext:value-type="float">
            <text:p>62</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Residenc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Residence drop down list. <text:s text:c="5"/>- , - Type of Residence, <text:s/>- No. Of Years at Address. <text:s text:c="5"/>- Landmark.</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63" calcext:value-type="float">
            <text:p>63</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Type of Residenc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Type of Residence drop down list. <text:s/>- No. Of Years at Address. <text:s text:c="5"/>- Landmark.</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64" calcext:value-type="float">
            <text:p>64</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No.Of Years at Address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No.Of Years at Address field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65" calcext:value-type="float">
            <text:p>65</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alidate,No.of Years at Address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7.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66" calcext:value-type="float">
            <text:p>66</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Landmark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4"/>6.On <text:s/>Location Details Screen. <text: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Landmark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67" calcext:value-type="float">
            <text:p>67</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Additional Detail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dditional Details Screen with below details. <text:s text:c="7"/>- Fathers Full Name , <text:s/>- Mothers Maiden Name <text:s text:c="9"/>- Religion, <text:s text:c="4"/>- Cast, <text:s text:c="8"/>- Vinatge In Dairy Firms (In Month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68" calcext:value-type="float">
            <text:p>68</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Fathers Full Nam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Fathers Full Nam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69" calcext:value-type="float">
            <text:p>69</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alidate, Fathers Full Nam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0" calcext:value-type="float">
            <text:p>70</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Mothers Maiden Full Nam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Mothers Maiden Nam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71" calcext:value-type="float">
            <text:p>71</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alidate, Mothers Maiden Full Nam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2" calcext:value-type="float">
            <text:p>72</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Religion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Select Religion From Drop down list.</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Religion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3" calcext:value-type="float">
            <text:p>73</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Cast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Select Cast From Drop down list.</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Cas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4" calcext:value-type="float">
            <text:p>74</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Vintage In Dairy Business(In Months)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Vintage In Dairy Business (In Months)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75" calcext:value-type="float">
            <text:p>75</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alidate, Vintage In Dairy Business(In Months) Field.</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76" calcext:value-type="float">
            <text:p>76</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Additional KYC Screen</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valid Values</text:p>
          </table:table-cell>
          <table:table-cell table:style-name="ce77" table:number-columns-repeated="2"/>
          <table:table-cell table:style-name="ce5" office:value-type="string" calcext:value-type="string">
            <text:p>8-01-2024</text:p>
          </table:table-cell>
          <table:table-cell table:style-name="ce66" office:value-type="string" calcext:value-type="string">
            <text:p>Additional KYC Screen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77" calcext:value-type="float">
            <text:p>77</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ID Proof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valid Values 8. Click on ID Proof Drop Down Button 9. Enter Valid ID Proof Number in the Field. </text:p>
          </table:table-cell>
          <table:table-cell table:style-name="ce77" table:number-columns-repeated="2"/>
          <table:table-cell table:style-name="ce5" office:value-type="string" calcext:value-type="string">
            <text:p>8-01-2024</text:p>
          </table:table-cell>
          <table:table-cell table:style-name="ce81" office:value-type="string" calcext:value-type="string">
            <text:p>ID Proof Dropdown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78" calcext:value-type="float">
            <text:p>78</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ID Proof No Field for Valid Inpu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Additional Details. 7.Enter valid Values 8. Click on ID Proof Drop Down Button 9. Enter Invalid ID Proof Number in the Field. </text:p>
          </table:table-cell>
          <table:table-cell table:style-name="ce77" table:number-columns-repeated="2"/>
          <table:table-cell table:style-name="ce5" office:value-type="string" calcext:value-type="string">
            <text:p>8-01-2024</text:p>
          </table:table-cell>
          <table:table-cell table:style-name="ce81" office:value-type="string" calcext:value-type="string">
            <text:p>ID Proof accept Valid detail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0">
          <table:table-cell table:style-name="ce60" office:value-type="float" office:value="79" calcext:value-type="float">
            <text:p>79</text:p>
          </table:table-cell>
          <table:table-cell table:style-name="ce60" office:value-type="string" calcext:value-type="string">
            <text:p>LOS</text:p>
          </table:table-cell>
          <table:table-cell table:style-name="ce7" office:value-type="string" calcext:value-type="string">
            <text:p>Personal Information</text:p>
          </table:table-cell>
          <table:table-cell table:style-name="ce66" office:value-type="string" calcext:value-type="string">
            <text:p>To Verify, Save &amp; Continue Button.</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System allows user to show and use Save &amp; Continue button and after clicking it will Navigate to Land Details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4">
          <table:table-cell table:style-name="ce60" office:value-type="float" office:value="80" calcext:value-type="float">
            <text:p>80</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Land Details Page.</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Land Details Page with below details. -do you have Agriculture Land. Yes/No. <text:s text:c="6"/>- Back Button, <text:s text:c="7"/>- Continue Button. <text:s text:c="7"/>- Who Owns it. MySelf / Family Member.</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1" calcext:value-type="float">
            <text:p>81</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do you have Agriculture Land. If Ye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Yes and Who Owns it. MySelf / Family Member.</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82" calcext:value-type="float">
            <text:p>82</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Who Owns it. If <text:s/>MySelf</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below details if user has selected MySelf. <text:s/>- Survey No./Block No. - Land area (In Acres) – State, - District, -Tehsil , <text:s/>-Village ,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3" calcext:value-type="float">
            <text:p>83</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Survey No./Block No.</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urvey no/Block No.</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84" calcext:value-type="float">
            <text:p>84</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alidate, <text:s/>Survey No./Block No.</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 9.Enter Invalid Values or Keep Survey no./ Block No. Field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5" calcext:value-type="float">
            <text:p>85</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Land Area (acre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Land Area(Acre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86" calcext:value-type="float">
            <text:p>86</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alidate, <text:s/>Land Area (acres)</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 9.Enter Invalid Values or Keep Land Area (acres)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7" calcext:value-type="float">
            <text:p>87</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Stat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tate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8" calcext:value-type="float">
            <text:p>88</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District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istric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89" calcext:value-type="float">
            <text:p>89</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Tehsil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Tehsil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90" calcext:value-type="float">
            <text:p>90</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Village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text:s text:c="3"/>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Village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91" calcext:value-type="float">
            <text:p>91</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text:s/>Who Owns it. If <text:s/>Family Member</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below details if user has selected Family Member. <text:s/>- Name of the Land Owner, - Relationship with the applican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92" calcext:value-type="float">
            <text:p>92</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Name of the Land Owner</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Name of the Land Owner,</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93" calcext:value-type="float">
            <text:p>93</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alidate, Name of the Land Owner</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 9.Enter Invalid Values or Keep Name of the Land Owner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94" calcext:value-type="float">
            <text:p>94</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Relationship with Applicant Drop down list.</text:p>
          </table:table-cell>
          <table:table-cell table:style-name="ce71" office:value-type="string" calcext:value-type="string">
            <text:p>1.Open Dairy Loan URL in Browser. 2.Login with Mobile Number and OTP. <text:s text:c="5"/>3.Fill Loan Requirement Details. 4.Click on Start Loan Application Button. 5.Personal Loan Information Screen will Open. 6.Fill all details in Location details,Additional Details &amp; Verify Account Details. 7.Click on Save &amp; Continue Button. 8.Land Details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Relationship with Applicant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5" calcext:value-type="float">
            <text:p>95</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 Land Area &gt;=2</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MySelf Land Area. <text:s text:c="4"/>13.enter area &gt;=2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Move on Income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6" calcext:value-type="float">
            <text:p>96</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 Land Area Owned land &lt;0.5 Acres</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My Self Land Area. <text:s text:c="4"/>13.enter area &lt;0.5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7" calcext:value-type="float">
            <text:p>97</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Family Member Land Area &gt;=2</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Family Member Land Area. <text:s text:c="4"/>13.enter area &gt;=2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Move on Income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8" calcext:value-type="float">
            <text:p>98</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 Land Area Family owned land &lt;=2 Acres</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Family Member Land Area. <text:s text:c="4"/>13.enter area &lt;0.5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99" calcext:value-type="float">
            <text:p>99</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alidate, Land Area &gt;=2</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Yes. <text:s text:c="17"/>12.In MySelf Land Area. <text:s text:c="4"/>13.enter area &gt;=2 acer. </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Move on Income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0" calcext:value-type="float">
            <text:p>100</text:p>
          </table:table-cell>
          <table:table-cell table:style-name="ce60" office:value-type="string" calcext:value-type="string">
            <text:p>LOS</text:p>
          </table:table-cell>
          <table:table-cell table:style-name="ce5" office:value-type="string" calcext:value-type="string">
            <text:p>Land Details</text:p>
          </table:table-cell>
          <table:table-cell table:style-name="ce66" office:value-type="string" calcext:value-type="string">
            <text:p>To Verify, do you have Agriculture Land. If No</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Select No. <text:s text:c="16"/>12.Navigate to Income Tab.</text:p>
          </table:table-cell>
          <table:table-cell table:style-name="ce77" table:number-columns-repeated="2"/>
          <table:table-cell table:style-name="ce5" office:value-type="string" calcext:value-type="string">
            <text:p>8-01-2024</text:p>
          </table:table-cell>
          <table:table-cell table:style-name="ce67" office:value-type="string" calcext:value-type="string">
            <text:p><text:span text:style-name="T3">System should allows user to Navigate to Income Tab.</text:spa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1" calcext:value-type="float">
            <text:p>101</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 ,Back Button</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Click on Back Button.</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Navigate to Personal Information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2" calcext:value-type="float">
            <text:p>102</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 ,Continue Button</text:p>
          </table:table-cell>
          <table:table-cell table:style-name="ce74" office:value-type="string" calcext:value-type="string">
            <text:p>1.Open URL in Browser. <text:s text:c="2"/>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Click on Continue Button.</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should allows user to Navigate to Income Tab.</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3" calcext:value-type="float">
            <text:p>103</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Geo Tagging</text:p>
          </table:table-cell>
          <table:table-cell table:style-name="ce74" office:value-type="string" calcext:value-type="string">
            <text:p>1.Open URL in Browser. <text:s text:c="10"/>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Enter all Income Details. <text:s text:c="5"/>12.Click on Geo Tagging Symbol.</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Allows user to show and use Geo Tagging Symbol to add Land geo loca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4" calcext:value-type="float">
            <text:p>104</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 Geo Tag Land </text:p>
          </table:table-cell>
          <table:table-cell table:style-name="ce74" office:value-type="string" calcext:value-type="string">
            <text:p>1.Open URL in Browser. <text:s text:c="10"/>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Enter all Income Details. <text:s text:c="5"/>12.Click on Geo Tagging Symbol. <text:s text:c="24"/>13.Geo Tag Land Pop-up will be Generated.</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allows user to show and use Geo Tag Land Pop-up.</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05" calcext:value-type="float">
            <text:p>105</text:p>
          </table:table-cell>
          <table:table-cell table:style-name="ce60" office:value-type="string" calcext:value-type="string">
            <text:p>LOS</text:p>
          </table:table-cell>
          <table:table-cell table:style-name="ce5" office:value-type="string" calcext:value-type="string">
            <text:p>Land Details</text:p>
          </table:table-cell>
          <table:table-cell table:style-name="ce67" office:value-type="string" calcext:value-type="string">
            <text:p>To Verify,Add Photo</text:p>
          </table:table-cell>
          <table:table-cell table:style-name="ce74" office:value-type="string" calcext:value-type="string">
            <text:p>1.Open URL in Browser. <text:s text:c="10"/>2.Login with ETB Customer with Mobile Number. <text:s text:c="6"/>3.Click on Customer ID and A/c Number Radio Button. <text:s text:c="6"/>4.Click on Agree button. <text:s text:c="9"/>5.Pre Approved cattle Loan pop-up will be displayed and click on accept. <text:s text:c="22"/>6.Enter all details for Loan Requirements. <text:s text:c="15"/>7.Start Loan Application. <text:s text:c="8"/>8.Enter Personal Information. <text:s text:c="2"/>9.Enter Land Details. <text:s text:c="14"/>10.Do you have any Agricultural Land Yes/No. <text:s text:c="3"/>11.Enter all Income Details. <text:s text:c="5"/>12.Click on Geo Tagging Symbol. <text:s text:c="24"/>13.Geo Tag Land Pop-up will be Generated. <text:s text:c="16"/>14.Click on Add Photo and Continue.</text:p>
          </table:table-cell>
          <table:table-cell table:style-name="ce77" table:number-columns-repeated="2"/>
          <table:table-cell table:style-name="ce5" office:value-type="string" calcext:value-type="string">
            <text:p>8-01-2024</text:p>
          </table:table-cell>
          <table:table-cell table:style-name="ce67" office:value-type="string" calcext:value-type="string">
            <text:p>System Allows user to show and use Add photo Button to Capture Land Im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06" calcext:value-type="float">
            <text:p>106</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Income Pag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Income Details Page with below details. <text:s text:c="7"/>- Additional Income, <text:s text:c="6"/>- Existing Cattl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5">
          <table:table-cell table:style-name="ce60" office:value-type="float" office:value="107" calcext:value-type="float">
            <text:p>107</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Existing Cattle Type Drop down lis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Type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08" calcext:value-type="float">
            <text:p>108</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Number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Number Field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09" calcext:value-type="float">
            <text:p>109</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Number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Invalid Values or Keep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5">
          <table:table-cell table:style-name="ce60" office:value-type="float" office:value="110" calcext:value-type="float">
            <text:p>110</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Plus’ Button should be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Click On ‘Plus’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Income per Annum Field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11" calcext:value-type="float">
            <text:p>111</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Dairy Income per Annum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5">
          <table:table-cell table:style-name="ce60" office:value-type="float" office:value="112" calcext:value-type="float">
            <text:p>112</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Income per Annum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Invalid Values or Keep Income per Annum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griculture <text:s/>Income per Annum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13" calcext:value-type="float">
            <text:p>113</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Agriculture <text:s/>Income per Annum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5">
          <table:table-cell table:style-name="ce60" office:value-type="float" office:value="114" calcext:value-type="float">
            <text:p>114</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Agriculture <text:s/>Income per Annum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Invalid Values or Keep Agriculture <text:s/>Income per Annum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Other <text:s/>Incom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15" calcext:value-type="float">
            <text:p>115</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Other Incom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6" calcext:value-type="float">
            <text:p>116</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Other <text:s/>Incom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Invalid Values or Keep Other <text:s/>Income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enter amount &gt; 2.5 Lack and also ask for PAN Card Detail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7" calcext:value-type="float">
            <text:p>117</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If Other <text:s/>Income &gt;250000</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o you Have PAN? Yes/No.</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18" calcext:value-type="float">
            <text:p>118</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Do you Have PAN? Yes/No.</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AN Card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19" calcext:value-type="float">
            <text:p>119</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Do you Have PAN? If Yes .</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PAN Card Field will be displayed.</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5">
          <table:table-cell table:style-name="ce60" office:value-type="float" office:value="120" calcext:value-type="float">
            <text:p>120</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alidate, PAN Card Field .</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Enter Invalid Values or Keep PAN Card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Have you Applied for PAN Card? Yes/No.</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21" calcext:value-type="float">
            <text:p>121</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To Verify, Do you Have PAN? If No .</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below details. -Application Acknowledgement, - Application Date. <text: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22" calcext:value-type="float">
            <text:p>122</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Have you Applied for PAN Card? If Yes</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23" calcext:value-type="float">
            <text:p>123</text:p>
          </table:table-cell>
          <table:table-cell table:style-name="ce60" office:value-type="string" calcext:value-type="string">
            <text:p>LOS</text:p>
          </table:table-cell>
          <table:table-cell table:style-name="ce5" office:value-type="string" calcext:value-type="string">
            <text:p>Income Details</text:p>
          </table:table-cell>
          <table:table-cell table:style-name="ce66" office:value-type="string" calcext:value-type="string">
            <text:p>Have you Applied for PAN Card? If No</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pplication Acknowledgeme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24" calcext:value-type="float">
            <text:p>124</text:p>
          </table:table-cell>
          <table:table-cell table:style-name="ce60" office:value-type="string" calcext:value-type="string">
            <text:p>LOS</text:p>
          </table:table-cell>
          <table:table-cell table:style-name="ce5" office:value-type="string" calcext:value-type="string">
            <text:p>Income Details</text:p>
          </table:table-cell>
          <table:table-cell table:style-name="ce68" office:value-type="string" calcext:value-type="string">
            <text:p>To Verify, <text:s/>Application Acknowledgement</text:p>
          </table:table-cell>
          <table:table-cell table:style-name="ce68"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pplication Acknowledgeme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25" calcext:value-type="float">
            <text:p>125</text:p>
          </table:table-cell>
          <table:table-cell table:style-name="ce60" office:value-type="string" calcext:value-type="string">
            <text:p>LOS</text:p>
          </table:table-cell>
          <table:table-cell table:style-name="ce5" office:value-type="string" calcext:value-type="string">
            <text:p>Income Details</text:p>
          </table:table-cell>
          <table:table-cell table:style-name="ce68" office:value-type="string" calcext:value-type="string">
            <text:p>To Valid, <text:s/>Application Acknowledgement </text:p>
          </table:table-cell>
          <table:table-cell table:style-name="ce68"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12.Enter Invalid Values or Keep Application Acknowledgement Field Blank.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26" calcext:value-type="float">
            <text:p>126</text:p>
          </table:table-cell>
          <table:table-cell table:style-name="ce60" office:value-type="string" calcext:value-type="string">
            <text:p>LOS</text:p>
          </table:table-cell>
          <table:table-cell table:style-name="ce5" office:value-type="string" calcext:value-type="string">
            <text:p>Income Details</text:p>
          </table:table-cell>
          <table:table-cell table:style-name="ce68" office:value-type="string" calcext:value-type="string">
            <text:p>To Verify, <text:s/>Date of Application</text:p>
          </table:table-cell>
          <table:table-cell table:style-name="ce68"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ate of Applica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27" calcext:value-type="float">
            <text:p>127</text:p>
          </table:table-cell>
          <table:table-cell table:style-name="ce60" office:value-type="string" calcext:value-type="string">
            <text:p>LOS</text:p>
          </table:table-cell>
          <table:table-cell table:style-name="ce5" office:value-type="string" calcext:value-type="string">
            <text:p>Income Details</text:p>
          </table:table-cell>
          <table:table-cell table:style-name="ce68" office:value-type="string" calcext:value-type="string">
            <text:p>To Valid, <text:s/>Date of Application </text:p>
          </table:table-cell>
          <table:table-cell table:style-name="ce68"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12.Enter Invalid Values or Keep Date of Application <text:s/>Field Blank. </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28" calcext:value-type="float">
            <text:p>128</text:p>
          </table:table-cell>
          <table:table-cell table:style-name="ce60" office:value-type="string" calcext:value-type="string">
            <text:p>LOS</text:p>
          </table:table-cell>
          <table:table-cell table:style-name="ce5" office:value-type="string" calcext:value-type="string">
            <text:p>Income Details</text:p>
          </table:table-cell>
          <table:table-cell table:style-name="ce68" office:value-type="string" calcext:value-type="string">
            <text:p>To Verify, <text:s/>Continue </text:p>
          </table:table-cell>
          <table:table-cell table:style-name="ce68"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9.Enter Amount &gt;2.5 lack in Other Income Field. 10.Have you Applied for PAN Card? Yes/No. 11.Have you Applied for PAN Card? If Yes 12.Click on Continu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Navigate to Eligibility Screen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4">
          <table:table-cell table:style-name="ce60" office:value-type="float" office:value="129" calcext:value-type="float">
            <text:p>129</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User Should be navigate to Eligibility Scree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Eligibility Screen with below details. -Congrats Message – Sanctioned Loan Amount, - Loan Tenure, EMI, Repayment, Processing Fee, - Checkbox to Agree, - Accept &amp; Continue Butt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0" calcext:value-type="float">
            <text:p>130</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I agree to hypothecations of my cattle ‘Check Box’ should be visible and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1" calcext:value-type="float">
            <text:p>131</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I’ll do it later” text should be visible and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I’ll do it later” text.</text:p>
          </table:table-cell>
          <table:table-cell table:style-name="ce77" table:number-columns-repeated="2"/>
          <table:table-cell table:style-name="ce5" office:value-type="string" calcext:value-type="string">
            <text:p>8-01-2024</text:p>
          </table:table-cell>
          <table:table-cell table:style-name="ce81" office:value-type="string" calcext:value-type="string">
            <text:p>I’ll do later text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2" calcext:value-type="float">
            <text:p>132</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Accept and Continue’ Button should be disable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Accept and Continue button should be disabl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3" calcext:value-type="float">
            <text:p>133</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Accept and Continue’ Button should be clickable when check box is marke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Check box should be clickable and ‘Accept and Continue’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4" calcext:value-type="float">
            <text:p>134</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User should be navigate to next page when clicked on “I’ll do it later”</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I’ll do it later” text.</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navigate to next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35" calcext:value-type="float">
            <text:p>135</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Detailed Charges Pop up Should be visi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Pop UP should be visi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6" calcext:value-type="float">
            <text:p>136</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Verify that Cancel Button should be clickable on Pop up.</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 Click on ‘Cancel’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Cancel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37" calcext:value-type="float">
            <text:p>137</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Hold EMI Every Month On Drop Down Lis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text:p>
          </table:table-cell>
          <table:table-cell table:style-name="ce77" table:number-columns-repeated="2"/>
          <table:table-cell table:style-name="ce5" office:value-type="string" calcext:value-type="string">
            <text:p>8-01-2024</text:p>
          </table:table-cell>
          <table:table-cell table:style-name="ce81" office:value-type="string" calcext:value-type="string">
            <text:p>Hold EMI drow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38" calcext:value-type="float">
            <text:p>138</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Selected date should be visible in th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17. Select Date from the drop down.</text:p>
          </table:table-cell>
          <table:table-cell table:style-name="ce77" table:number-columns-repeated="2"/>
          <table:table-cell table:style-name="ce5" office:value-type="string" calcext:value-type="string">
            <text:p>8-01-2024</text:p>
          </table:table-cell>
          <table:table-cell table:style-name="ce81" office:value-type="string" calcext:value-type="string">
            <text:p>User should be able to select dat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39" calcext:value-type="float">
            <text:p>139</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Submit Button should be disabled if the date is not selecte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Submit button should be disabled if date is not selecte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40" calcext:value-type="float">
            <text:p>140</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Plus’ button should be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17. Select Date from the drop down.</text:p>
          </table:table-cell>
          <table:table-cell table:style-name="ce77" table:number-columns-repeated="2"/>
          <table:table-cell table:style-name="ce5" office:value-type="string" calcext:value-type="string">
            <text:p>8-01-2024</text:p>
          </table:table-cell>
          <table:table-cell table:style-name="ce81" office:value-type="string" calcext:value-type="string">
            <text:p>Plus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41" calcext:value-type="float">
            <text:p>141</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Cancel Button Should be Clickable</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17. Select Date from the drop down. 18.Click on ‘Cancel’ Button</text:p>
          </table:table-cell>
          <table:table-cell table:style-name="ce77" table:number-columns-repeated="2"/>
          <table:table-cell table:style-name="ce5" office:value-type="string" calcext:value-type="string">
            <text:p>8-01-2024</text:p>
          </table:table-cell>
          <table:table-cell table:style-name="ce81" office:value-type="string" calcext:value-type="string">
            <text:p>Cancel button should be clickabl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42" calcext:value-type="float">
            <text:p>142</text:p>
          </table:table-cell>
          <table:table-cell table:style-name="ce60" office:value-type="string" calcext:value-type="string">
            <text:p>LOS</text:p>
          </table:table-cell>
          <table:table-cell table:style-name="ce5" office:value-type="string" calcext:value-type="string">
            <text:p>Eligibility Details</text:p>
          </table:table-cell>
          <table:table-cell table:style-name="ce66" office:value-type="string" calcext:value-type="string">
            <text:p>To Verify, Submit Button should be Clickable if the date is selecte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Liablities Screen. 10.Click on ‘Add Liabilities’ button 12. Add Loan Details 13. Click on Continue button. 14. Click on <text:s/>I agree to hypothecations of my cattle ‘Check Box’ 15. Click on ‘Accept And Continue button’ 16.Click on Hold EMI every month drop down button. 17. Select Date from the drop dow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Navigate to Declaration Screen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43" calcext:value-type="float">
            <text:p>143</text:p>
          </table:table-cell>
          <table:table-cell table:style-name="ce60"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Declaration Scree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text:p>
          </table:table-cell>
          <table:table-cell table:style-name="ce77" table:number-columns-repeated="2"/>
          <table:table-cell table:style-name="ce5" office:value-type="string" calcext:value-type="string">
            <text:p>8-01-2024</text:p>
          </table:table-cell>
          <table:table-cell table:style-name="ce82" office:value-type="string" calcext:value-type="string">
            <text:p>System allows user to Navigate to Declaration Screen with below details. - Declare EMI Holding Dat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44" calcext:value-type="float">
            <text:p>144</text:p>
          </table:table-cell>
          <table:table-cell table:style-name="ce60"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Consent For Transfer into Loan Account Number.</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Hold EMI Every Month on Drop down lis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45" calcext:value-type="float">
            <text:p>145</text:p>
          </table:table-cell>
          <table:table-cell table:style-name="ce60"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General Insurance Documen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82" office:value-type="string" calcext:value-type="string">
            <text:p>System allows user to Show and use Submit Button and will Show T&amp;C.</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46" calcext:value-type="float">
            <text:p>146</text:p>
          </table:table-cell>
          <table:table-cell table:style-name="ce60"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Most Important Terms and Conditions &amp; Declaration By Customer.</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82" office:value-type="string" calcext:value-type="string">
            <text:p>System allows user to Show the Condition and able to Accept and Continue to Navigate to Next Condi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47" calcext:value-type="float">
            <text:p>147</text:p>
          </table:table-cell>
          <table:table-cell table:style-name="ce60"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Acknowledgemen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the Condition and able to Accept and Continue to Navigate to Next Condi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48" calcext:value-type="float">
            <text:p>148</text:p>
          </table:table-cell>
          <table:table-cell table:style-name="ce60" office:value-type="string" calcext:value-type="string">
            <text:p>LOS</text:p>
          </table:table-cell>
          <table:table-cell table:style-name="ce5" office:value-type="string" calcext:value-type="string">
            <text:p>Declaration</text:p>
          </table:table-cell>
          <table:table-cell table:style-name="ce66" office:value-type="string" calcext:value-type="string">
            <text:p>To Verify, Relationship Declarati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the Condition and able to Accept and Continue to Navigate to Next Condit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149" calcext:value-type="float">
            <text:p>149</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e-Sign Scree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eSign Page with below details. <text:s text:c="7"/>- Document Acceptance - Sanction Letter , <text:s text:c="7"/>- Form 60, <text:s text:c="3"/>- Loan Agreeme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0" calcext:value-type="float">
            <text:p>150</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Sanction Letter</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Sanction Letter Click on it and Accept i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1" calcext:value-type="float">
            <text:p>151</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Form 60</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Form 60 Click on it and Accept i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2" calcext:value-type="float">
            <text:p>152</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Loan Agreement</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Loan Agreement Click on it and Accept i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
          <table:table-cell table:style-name="ce60" office:value-type="float" office:value="153" calcext:value-type="float">
            <text:p>153</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eSign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eSign Button Click on it and will Navigate to <text:s/>Login to HDFC Bank Debit/ATM Card Verification P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4" calcext:value-type="float">
            <text:p>154</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Debit Card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Debit Card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55" calcext:value-type="float">
            <text:p>155</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Debit Card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Enter Invalid Values or Keep Debit Card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6" calcext:value-type="float">
            <text:p>156</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Timeout Sessi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5 min Timeout Sessi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7" calcext:value-type="float">
            <text:p>157</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Timeout Sessi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ession will Expire after 5 Mi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58" calcext:value-type="float">
            <text:p>158</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Expiry Dat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Expiry Date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59" calcext:value-type="float">
            <text:p>159</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Expiry Date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Enter Invalid Values or Keep Expiry Date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60" calcext:value-type="float">
            <text:p>160</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PIN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PIN Field.</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table-cell table:style-name="ce60" office:value-type="float" office:value="161" calcext:value-type="float">
            <text:p>161</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PIN Field</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Enter Invalid Values or Keep PIN field Blank.</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2" calcext:value-type="float">
            <text:p>162</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T&amp;C Checkbox</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T&amp;C Checkbox to Accept i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63" calcext:value-type="float">
            <text:p>163</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alidate, T&amp;C Checkbox</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Dont Select Checkbox for T&amp;C.</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Valid Message .</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4" calcext:value-type="float">
            <text:p>164</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Click Here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lick Her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Click button to see TnC in Detail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5" calcext:value-type="float">
            <text:p>165</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I Agree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lick Her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I Agree Button to accept TnC Condition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2">
          <table:table-cell table:style-name="ce60" office:value-type="float" office:value="166" calcext:value-type="float">
            <text:p>166</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I disagree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lick Her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I disagree Button to reject TnC Conditions.</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7">
          <table:table-cell table:style-name="ce60" office:value-type="float" office:value="167" calcext:value-type="float">
            <text:p>167</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Continue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ontinu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All Done Page with below details. <text:s text:c="7"/>- Loan Amount, <text:s text:c="6"/>- Loan Application No. <text:s text:c="13"/>- Sanction Letter, <text:s text:c="9"/>- Form 60, <text:s text:c="3"/>- Loan Agreement.</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12">
          <table:table-cell table:style-name="ce60" office:value-type="float" office:value="168" calcext:value-type="float">
            <text:p>168</text:p>
          </table:table-cell>
          <table:table-cell table:style-name="ce60" office:value-type="string" calcext:value-type="string">
            <text:p>LOS</text:p>
          </table:table-cell>
          <table:table-cell table:style-name="ce5" office:value-type="string" calcext:value-type="string">
            <text:p>E- Sing </text:p>
          </table:table-cell>
          <table:table-cell table:style-name="ce66" office:value-type="string" calcext:value-type="string">
            <text:p>To Verify, Cancel Button.</text:p>
          </table:table-cell>
          <table:table-cell table:style-name="ce71" office:value-type="string" calcext:value-type="string">
            <text:p>1.Open Dairy Loan URL in Browser. 2.Login with Mobile Number and OTP. <text:s text:c="5"/>3.Fill Loan Requirement Details. 4.Click on Start Loan Application Button. <text:s/>5.Fill Personal Loan Information &amp; Land Details. <text:s text:c="5"/>7.Click on Save &amp; Continue Button. 8.Income Page will be open &amp; Fill all Details. <text:s/>9.Verify Elegibility Screen. 14.Click on Accept&amp;Continue Button. 15.Declaration Screen will Open. 16.Enter details on it and Continue. 17.eSign Page will be Open. 18. Accept all Documents.19.Click on eSign Button. 20.Login to HDFC Bank Screeen will Open.21.Click on Cancle button.</text:p>
          </table:table-cell>
          <table:table-cell table:style-name="ce77" table:number-columns-repeated="2"/>
          <table:table-cell table:style-name="ce5" office:value-type="string" calcext:value-type="string">
            <text:p>8-01-2024</text:p>
          </table:table-cell>
          <table:table-cell table:style-name="ce66" office:value-type="string" calcext:value-type="string">
            <text:p>System allows user to show and use Cancel button.</text:p>
          </table:table-cell>
          <table:table-cell table:style-name="ce27" office:value-type="string" calcext:value-type="string">
            <text:p>Working As Expected</text:p>
          </table:table-cell>
          <table:table-cell table:style-name="ce27" office:value-type="string" calcext:value-type="string">
            <text:p>Pass</text:p>
          </table:table-cell>
          <table:table-cell table:style-name="ce5" office:value-type="string" calcext:value-type="string">
            <text:p>12-02-2024</text:p>
          </table:table-cell>
          <table:table-cell table:style-name="ce77" table:number-columns-repeated="6"/>
          <table:table-cell table:number-columns-repeated="2" table:style-name="ce78" office:value-type="string" calcext:value-type="string">
            <text:p>Pratik Ubhe</text:p>
          </table:table-cell>
        </table:table-row>
        <table:table-row table:style-name="ro3" table:number-rows-repeated="2">
          <table:table-cell table:number-columns-repeated="8"/>
          <table:table-cell table:style-name="ce83"/>
          <table:table-cell table:number-columns-repeated="11"/>
        </table:table-row>
        <table:table-row table:style-name="ro26" table:number-rows-repeated="1048404">
          <table:table-cell table:number-columns-repeated="20"/>
        </table:table-row>
        <table:table-row table:style-name="ro26">
          <table:table-cell table:number-columns-repeated="2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number:number-style style:name="N127">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13">00/00/0000</text:date>, <text:time style:data-style-name="N2" text:time-value="11:53:28.74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09:56:40.893000000</meta:creation-date>
    <dc:date>2024-02-13T18:37:34.280000000</dc:date>
    <meta:editing-duration>P11DT6H56M16S</meta:editing-duration>
    <meta:editing-cycles>20</meta:editing-cycles>
    <meta:generator>LibreOffice/7.6.0.3$Windows_X86_64 LibreOffice_project/69edd8b8ebc41d00b4de3915dc82f8f0fc3b6265</meta:generator>
    <meta:document-statistic meta:table-count="1" meta:cell-count="2035" meta:object-count="0"/>
  </office:meta>
</office:document-meta>
</file>